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Options.getResol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getResol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getDefaultResolveId( ModuleId modu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isTra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setArtifactFilter(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setCheckIfChanged( boolean checkIfChang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setRefresh( boolean refre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is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isUseCach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setDownload( boolean dow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setConfs(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is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setOutputReport( boolean output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Resolv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veOptions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setResolveMode( String resolv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ResolveOptions( Resol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lveOptions.setTransitive( boolean tra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getCon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eOptions.setResolveId( String resolv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setUseCacheOnly( boolean useCache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getDefaultResolveId(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Options.getConfs(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isDow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getArtifac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useSpecialConf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eOptions.getCheckIf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Options.isOutput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